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Ubuntu Mono" svg:font-family="'Ubuntu Mono'"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Standard">
      <style:paragraph-properties fo:margin-left="0.4583in" fo:margin-right="0in" fo:text-indent="0in" style:auto-text-indent="false" fo:background-color="transparent">
        <style:background-image/>
      </style:paragraph-properties>
      <style:text-properties fo:color="#000000" style:font-name="FreeMono" fo:language="en" fo:country="US" fo:background-color="transparent" style:font-size-asian="10.5pt"/>
    </style:style>
    <style:style style:name="P3" style:family="paragraph" style:parent-style-name="Standard">
      <style:paragraph-properties fo:margin-left="0.4583in" fo:margin-right="0in" fo:text-indent="0in" style:auto-text-indent="false" fo:background-color="transparent">
        <style:background-image/>
      </style:paragraph-properties>
      <style:text-properties fo:color="#000000" style:font-name="FreeMono" fo:background-color="transparent" style:font-size-asian="10.5pt"/>
    </style:style>
    <style:style style:name="P4" style:family="paragraph" style:parent-style-name="Standard">
      <style:paragraph-properties fo:margin-left="0.4583in" fo:margin-right="0in" fo:text-indent="0in" style:auto-text-indent="false" fo:background-color="transparent">
        <style:background-image/>
      </style:paragraph-properties>
      <style:text-properties fo:color="#000000" style:font-name="FreeMono" fo:background-color="#c0c0c0" style:font-size-asian="10.5pt"/>
    </style:style>
    <style:style style:name="P5" style:family="paragraph" style:parent-style-name="Standard">
      <style:text-properties fo:color="#000000" style:font-name="FreeMono" style:font-size-asian="10.5pt"/>
    </style:style>
    <style:style style:name="P6" style:family="paragraph" style:parent-style-name="Standard">
      <style:text-properties style:font-name="FreeMono"/>
    </style:style>
    <style:style style:name="P7" style:family="paragraph" style:parent-style-name="Standard">
      <style:text-properties style:font-name="FreeMono" fo:font-weight="normal" style:font-weight-asian="normal" style:font-weight-complex="normal"/>
    </style:style>
    <style:style style:name="P8" style:family="paragraph" style:parent-style-name="Standard">
      <style:text-properties style:font-name="Ubuntu Mono"/>
    </style:style>
    <style:style style:name="P9" style:family="paragraph" style:parent-style-name="Standard">
      <style:text-properties style:font-name="Ubuntu Mono" fo:font-weight="bold" style:font-weight-asian="bold" style:font-weight-complex="bold"/>
    </style:style>
    <style:style style:name="P10" style:family="paragraph" style:parent-style-name="Standard">
      <style:paragraph-properties fo:background-color="transparent">
        <style:background-image/>
      </style:paragraph-properties>
      <style:text-properties fo:color="#000000" style:font-name="FreeMono" fo:background-color="#c0c0c0" style:font-size-asian="10.5pt"/>
    </style:style>
    <style:style style:name="P11" style:family="paragraph" style:parent-style-name="Standard">
      <style:paragraph-properties fo:margin-left="2.0937in" fo:margin-right="0in" fo:text-indent="0in" style:auto-text-indent="false" fo:background-color="#e6e6e6">
        <style:background-image/>
      </style:paragraph-properties>
      <style:text-properties fo:color="#000000" style:font-name="FreeMono" style:font-size-asian="10.5pt"/>
    </style:style>
    <style:style style:name="P12" style:family="paragraph" style:parent-style-name="Standard">
      <style:paragraph-properties fo:background-color="#e6e6e6">
        <style:background-image/>
      </style:paragraph-properties>
      <style:text-properties fo:color="#000000" style:font-name="FreeMono" style:font-size-asian="10.5pt"/>
    </style:style>
    <style:style style:name="P13" style:family="paragraph" style:parent-style-name="Standard">
      <style:paragraph-properties fo:background-color="#e6e6e6">
        <style:background-image/>
      </style:paragraph-properties>
      <style:text-properties fo:color="#000000" style:font-name="FreeMono" fo:background-color="#c0c0c0" style:font-size-asian="10.5pt"/>
    </style:style>
    <style:style style:name="P14" style:family="paragraph" style:parent-style-name="Standard">
      <style:paragraph-properties fo:margin-left="0.4272in" fo:margin-right="0in" fo:text-indent="0in" style:auto-text-indent="false" fo:background-color="#e6e6e6">
        <style:background-image/>
      </style:paragraph-properties>
      <style:text-properties fo:color="#000000" style:font-name="FreeMono" fo:background-color="transparent" style:font-size-asian="10.5pt"/>
    </style:style>
    <style:style style:name="P15" style:family="paragraph" style:parent-style-name="Standard">
      <style:paragraph-properties fo:margin-left="0.0102in" fo:margin-right="0in" fo:text-indent="0in" style:auto-text-indent="false" fo:background-color="#e6e6e6">
        <style:background-image/>
      </style:paragraph-properties>
      <style:text-properties fo:color="#000000" style:font-name="FreeMono" fo:background-color="#c0c0c0" style:font-size-asian="10.5pt"/>
    </style:style>
    <style:style style:name="P16" style:family="paragraph" style:parent-style-name="Standard">
      <style:paragraph-properties fo:margin-left="0.4063in" fo:margin-right="0in" fo:text-indent="0in" style:auto-text-indent="false" fo:background-color="transparent">
        <style:background-image/>
      </style:paragraph-properties>
      <style:text-properties fo:color="#000000" style:font-name="FreeMono" fo:background-color="transparent" style:font-size-asian="10.5pt"/>
    </style:style>
    <style:style style:name="P17" style:family="paragraph" style:parent-style-name="Standard">
      <style:paragraph-properties fo:margin-left="1.3957in" fo:margin-right="0in" fo:text-indent="0in" style:auto-text-indent="false" fo:background-color="transparent">
        <style:background-image/>
      </style:paragraph-properties>
      <style:text-properties fo:color="#000000" style:font-name="FreeMono" fo:background-color="transparent" style:font-size-asian="10.5pt"/>
    </style:style>
    <style:style style:name="P18" style:family="paragraph" style:parent-style-name="Standard">
      <style:paragraph-properties fo:margin-left="0.3228in" fo:margin-right="0in" fo:text-indent="0in" style:auto-text-indent="false"/>
      <style:text-properties style:font-name="FreeMono" fo:language="en" fo:country="US" fo:font-style="normal" fo:font-weight="normal" style:font-style-asian="normal" style:font-weight-asian="normal" style:font-style-complex="normal" style:font-weight-complex="normal"/>
    </style:style>
    <style:style style:name="P19" style:family="paragraph" style:parent-style-name="Text_20_body">
      <style:text-properties fo:language="en" fo:country="US"/>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style:font-name="FreeMono"/>
    </style:style>
    <style:style style:name="P22" style:family="paragraph" style:parent-style-name="Text_20_body">
      <style:paragraph-properties fo:margin-left="0.3228in" fo:margin-right="0in" fo:text-indent="0in" style:auto-text-indent="false"/>
      <style:text-properties fo:language="en" fo:country="US" fo:font-style="normal" style:font-style-asian="normal" style:font-style-complex="normal"/>
    </style:style>
    <style:style style:name="P23" style:family="paragraph" style:parent-style-name="Text_20_body">
      <style:paragraph-properties fo:margin-left="0.3228in" fo:margin-right="0in" fo:text-indent="0in" style:auto-text-indent="false"/>
      <style:text-properties fo:font-style="italic" style:font-style-asian="italic" style:font-style-complex="italic"/>
    </style:style>
    <style:style style:name="P24" style:family="paragraph" style:parent-style-name="Text_20_body">
      <style:paragraph-properties fo:margin-left="0.3228in" fo:margin-right="0in" fo:text-indent="0in" style:auto-text-indent="false"/>
      <style:text-properties fo:font-style="normal" style:font-style-asian="normal" style:font-style-complex="normal"/>
    </style:style>
    <style:style style:name="P25" style:family="paragraph" style:parent-style-name="Text_20_body">
      <style:paragraph-properties fo:margin-left="0.302in" fo:margin-right="0in" fo:text-indent="-0.2917in" style:auto-text-indent="false">
        <style:tab-stops>
          <style:tab-stop style:position="0.302in"/>
        </style:tab-stops>
      </style:paragraph-properties>
    </style:style>
    <style:style style:name="P26" style:family="paragraph" style:parent-style-name="Text_20_body">
      <style:paragraph-properties fo:margin-left="0.3126in" fo:margin-right="0in" fo:text-indent="0in" style:auto-text-indent="false"/>
    </style:style>
    <style:style style:name="P27" style:family="paragraph" style:parent-style-name="Text_20_body">
      <style:paragraph-properties fo:margin-left="0.2709in" fo:margin-right="0in" fo:text-indent="-0.2709in" style:auto-text-indent="false">
        <style:tab-stops>
          <style:tab-stop style:position="0in"/>
        </style:tab-stops>
      </style:paragraph-properties>
    </style:style>
    <style:style style:name="P28" style:family="paragraph" style:parent-style-name="Text_20_body">
      <style:paragraph-properties fo:margin-left="0.2709in" fo:margin-right="0in" fo:text-indent="0in" style:auto-text-indent="false"/>
      <style:text-properties fo:font-style="italic" style:font-style-asian="italic" style:font-style-complex="italic"/>
    </style:style>
    <style:style style:name="P29" style:family="paragraph" style:parent-style-name="Text_20_body">
      <style:paragraph-properties fo:margin-left="0.3228in" fo:margin-right="0in" fo:text-indent="-0.3335in" style:auto-text-indent="false">
        <style:tab-stops/>
      </style:paragraph-properties>
      <style:text-properties fo:font-style="normal" style:font-style-asian="normal" style:font-style-complex="normal"/>
    </style:style>
    <style:style style:name="P30" style:family="paragraph" style:parent-style-name="Heading_20_2">
      <style:text-properties fo:language="en" fo:country="US"/>
    </style:style>
    <style:style style:name="P31" style:family="paragraph" style:parent-style-name="Heading_20_2" style:list-style-name="">
      <style:text-properties fo:language="en" fo:country="US"/>
    </style:style>
    <style:style style:name="P32" style:family="paragraph" style:parent-style-name="Heading_20_2">
      <style:paragraph-properties fo:break-before="page"/>
    </style:style>
    <style:style style:name="P33" style:family="paragraph" style:parent-style-name="Heading_20_2">
      <style:paragraph-properties fo:break-before="page"/>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DDD37 Project</text:h>
      <text:h text:style-name="P30" text:outline-level="2">Normalization</text:h>
      <text:p text:style-name="P1">At the start of the project when we translated our EER-diagram to a relational model we got a model that already was in BCNF. </text:p>
      <text:p text:style-name="P1">We later had to add a entity called payment to be able to store the payment information. We chose to have all credit card information as attributes in this table. Some of the credit card attributes can however identify other credit card attributes such as credit card number which can identify the credit card name. This situation made it so our new relational model no longer was in BCNF and not even in 3NF. However after thinking about it we decided to leave it as it is. There will only be duplicates when a credit card holder pays for multiple flights which happens but not that often.</text:p>
      <text:p text:style-name="P1"/>
      <text:p text:style-name="P1">Apart from the normalization we have also chosen to add IDs as primary key in many of the tables even though there is other candidate keys that could be chosen as the primary key. For example our entity “route”. This table has the attributes “departure_city_id” and “arrival_city_id” that uniquely identifies the rest of the attributes. Using an id as the primary key however saves space since other tables that references the route won't have to store both the arrival and departure IDs and can instead store a single ID for the route.</text:p>
      <text:p text:style-name="P1">The same goes for our weekday and city entities where we have an ID as primary key so that references to these entities won't have to store the name (a string) as foreign key and can instead store a single int value.</text:p>
      <text:p text:style-name="P1">There are more cases where we have IDs as primary keys instead of other candidate keys and the same ideas applies to them.</text:p>
      <text:h text:style-name="Heading_20_2" text:outline-level="2">Requirements</text:h>
      <text:p text:style-name="P25">1.d: The base prices are stored in a table called weekly_flights, which also have an attribute for year. The same is for the weekdayfactor were it is stored in the table weekday with an attribute for year. Depending on the flight, the appropriate price and factor is selected and the passengerfactor is calculated from the currently <text:s/>issued tickets for that flight.</text:p>
      <text:p text:style-name="P26">When a price change is decided upon, it is easy to add new entries to weekly_flights and weekday with new years and changes.</text:p>
      <text:p text:style-name="Text_20_body">1.e: The simplified assumption is used and this is therefore not a problem.</text:p>
      <text:p text:style-name="P27">1.f: A check is implemented in the procedure for reserving so it won't issue a booking number for flights too far ahead.</text:p>
      <text:p text:style-name="P28">if flight_date &gt; date_add(curdate(), interval 1 year) then</text:p>
      <text:p text:style-name="P29">3.g: Encryption would be a good answer if you want to protect sensitive data. Instead of storing the credit card details as strings and integers. You can store it a bytes that you receive from the function AES_ENCRYPT and then read it with AES_DECRYPT. An insert would look like:</text:p>
      <text:p text:style-name="P23">INSERT INTO credit_card (card_num, …) values (AES_ENCRYPT('string', 'key'), …)</text:p>
      <text:p text:style-name="P24">And a select would look like:</text:p>
      <text:p text:style-name="P22">SELECT AES_DECRYPT(card_num, 'key') from credit_card</text:p>
      <text:h text:style-name="P32" text:outline-level="2">Example run</text:h>
      <text:p text:style-name="P20">fill_year_flights</text:p>
      <text:p text:style-name="P21">call fill_year_flights(2012);</text:p>
      <text:p text:style-name="P21">mysql&gt; call fill_year_flights(2012); </text:p>
      <text:p text:style-name="P21">Query OK, 1 row affected (2.26 sec) </text:p>
      <text:p text:style-name="P21">mysql&gt; select * from ba_flight; </text:p>
      <text:p text:style-name="P6">+-----+------------------+-------------+ </text:p>
      <text:p text:style-name="P6">| id <text:s/>| weekly_flight_id | flight_date | </text:p>
      <text:p text:style-name="P6">+-----+------------------+-------------+ </text:p>
      <text:p text:style-name="P6">| <text:s text:c="2"/>1 | <text:s text:c="15"/>8 | 2012-01-01 <text:s/>| </text:p>
      <text:p text:style-name="P6">| <text:s text:c="2"/>2 | <text:s text:c="15"/>1 | 2012-01-02 <text:s/>| </text:p>
      <text:p text:style-name="P6">| <text:s text:c="2"/>3 | <text:s text:c="15"/>2 | 2012-01-03 <text:s/>| </text:p>
      <text:p text:style-name="P6">| <text:s text:c="2"/>4 | <text:s text:c="15"/>3 | 2012-01-04 <text:s/>| </text:p>
      <text:p text:style-name="P6">| <text:s text:c="2"/>5 | <text:s text:c="15"/>4 | 2012-01-04 <text:s/>| </text:p>
      <text:p text:style-name="P6">| <text:s text:c="2"/>7 | <text:s text:c="15"/>5 | 2012-01-05 <text:s/>| </text:p>
      <text:p text:style-name="P6">| <text:s text:c="2"/>8 | <text:s text:c="15"/>6 | 2012-01-06 <text:s/>| </text:p>
      <text:p text:style-name="P6">| <text:s text:c="2"/>9 | <text:s text:c="15"/>7 | 2012-01-07 <text:s/>| </text:p>
      <text:p text:style-name="P6">| <text:s/>10 | <text:s text:c="15"/>8 | 2012-01-08 <text:s/>| </text:p>
      <text:p text:style-name="P6">| <text:s/>11 | <text:s text:c="15"/>1 | 2012-01-09 <text:s/>| </text:p>
      <text:p text:style-name="P6">| <text:s/>12 | <text:s text:c="15"/>2 | 2012-01-10 <text:s/>| </text:p>
      <text:p text:style-name="P6">| <text:s/>13 | <text:s text:c="15"/>3 | 2012-01-11 <text:s/>| </text:p>
      <text:p text:style-name="P6">| <text:s/>14 | <text:s text:c="15"/>4 | 2012-01-11 <text:s/>| </text:p>
      <text:p text:style-name="P6">| <text:s/>16 | <text:s text:c="15"/>5 | 2012-01-12 <text:s/>| </text:p>
      <text:p text:style-name="P6">| <text:s/>17 | <text:s text:c="15"/>6 | 2012-01-13 <text:s/>| </text:p>
      <text:p text:style-name="P6">| <text:s/>18 | <text:s text:c="15"/>7 | 2012-01-14 <text:s/>| </text:p>
      <text:p text:style-name="P6">| <text:s/>19 | <text:s text:c="15"/>8 | 2012-01-15 <text:s/>| </text:p>
      <text:p text:style-name="P6">| <text:s/>20 | <text:s text:c="15"/>1 | 2012-01-16 <text:s/>| </text:p>
      <text:p text:style-name="P6">| <text:s/>21 | <text:s text:c="15"/>2 | 2012-01-17 <text:s/>| </text:p>
      <text:p text:style-name="P6">| <text:s/>22 | <text:s text:c="15"/>3 | 2012-01-18 <text:s/>| </text:p>
      <text:p text:style-name="P6">| <text:s/>23 | <text:s text:c="15"/>4 | 2012-01-18 <text:s/>| </text:p>
      <text:p text:style-name="P6">| <text:s/>25 | <text:s text:c="15"/>5 | 2012-01-19 <text:s/>| </text:p>
      <text:p text:style-name="P6">| <text:s/>26 | <text:s text:c="15"/>6 | 2012-01-20 <text:s/>| </text:p>
      <text:p text:style-name="P6">| <text:s/>27 | <text:s text:c="15"/>7 | 2012-01-21 <text:s/>| </text:p>
      <text:p text:style-name="P6">| <text:s/>28 | <text:s text:c="15"/>8 | 2012-01-22 <text:s/>| </text:p>
      <text:p text:style-name="P6">| <text:s/>29 | <text:s text:c="15"/>1 | 2012-01-23 <text:s/>| </text:p>
      <text:p text:style-name="P6">| <text:s/>30 | <text:s text:c="15"/>2 | 2012-01-24 <text:s/>| </text:p>
      <text:p text:style-name="P6">...</text:p>
      <text:p text:style-name="P6">418 rows in set (0.00 sec) </text:p>
      <text:p text:style-name="P6"/>
      <text:p text:style-name="P6">mysql&gt; select * from ba_flight where flight_date &gt; '2012-07-03' and flight_date &lt; '2012-07-15'; </text:p>
      <text:p text:style-name="P6">+-----+------------------+-------------+ </text:p>
      <text:p text:style-name="P6">| id <text:s/>| weekly_flight_id | flight_date | </text:p>
      <text:p text:style-name="P6">+-----+------------------+-------------+ </text:p>
      <text:p text:style-name="P6">| 238 | <text:s text:c="15"/>3 | 2012-07-04 <text:s/>| </text:p>
      <text:p text:style-name="P6">| 239 | <text:s text:c="15"/>4 | 2012-07-04 <text:s/>| </text:p>
      <text:p text:style-name="P6">| 241 | <text:s text:c="15"/>5 | 2012-07-05 <text:s/>| </text:p>
      <text:p text:style-name="P6">| 242 | <text:s text:c="15"/>6 | 2012-07-06 <text:s/>| </text:p>
      <text:p text:style-name="P6">| 243 | <text:s text:c="15"/>7 | 2012-07-07 <text:s/>| </text:p>
      <text:p text:style-name="P6">| 244 | <text:s text:c="15"/>8 | 2012-07-08 <text:s/>| </text:p>
      <text:p text:style-name="P6"><text:soft-page-break/>| 245 | <text:s text:c="15"/>1 | 2012-07-09 <text:s/>| </text:p>
      <text:p text:style-name="P6">| 246 | <text:s text:c="15"/>2 | 2012-07-10 <text:s/>| </text:p>
      <text:p text:style-name="P6">| 247 | <text:s text:c="15"/>3 | 2012-07-11 <text:s/>| </text:p>
      <text:p text:style-name="P6">| 248 | <text:s text:c="15"/>4 | 2012-07-11 <text:s/>| </text:p>
      <text:p text:style-name="P6">| 250 | <text:s text:c="15"/>5 | 2012-07-12 <text:s/>| </text:p>
      <text:p text:style-name="P6">| 251 | <text:s text:c="15"/>6 | 2012-07-13 <text:s/>| </text:p>
      <text:p text:style-name="P6">| 252 | <text:s text:c="15"/>7 | 2012-07-14 <text:s/>| </text:p>
      <text:p text:style-name="P6">+-----+------------------+-------------+ </text:p>
      <text:p text:style-name="P6">13 rows in set (0.00 sec) </text:p>
      <text:p text:style-name="P8"/>
      <text:p text:style-name="P9">booking</text:p>
      <text:p text:style-name="P7">mysql&gt; call reserve(1, 3, @booking_number); </text:p>
      <text:p text:style-name="P7">Query OK, 1 row affected (0.01 sec) </text:p>
      <text:p text:style-name="P7"/>
      <text:p text:style-name="P7">mysql&gt; select * from ba_booking; </text:p>
      <text:p text:style-name="P7">+----+-----------+--------+ </text:p>
      <text:p text:style-name="P7">| id | flight_id | amount | </text:p>
      <text:p text:style-name="P7">+----+-----------+--------+ </text:p>
      <text:p text:style-name="P7">| <text:s/>1 | <text:s text:c="8"/>1 | <text:s text:c="5"/>3 | </text:p>
      <text:p text:style-name="P7">+----+-----------+--------+ </text:p>
      <text:p text:style-name="P7">1 row in set (0.00 sec) </text:p>
      <text:p text:style-name="P7"/>
      <text:p text:style-name="P7">mysql&gt; call add_passengers(1, @booking_number, '070-7777777', 'abc@ab.cd'); </text:p>
      <text:p text:style-name="P7">Query OK, 0 rows affected, 1 warning (0.02 sec) </text:p>
      <text:p text:style-name="P7"/>
      <text:p text:style-name="P7">mysql&gt; select * from ba_passenger; </text:p>
      <text:p text:style-name="P7">+----+------------+-----+------------+-------------+ </text:p>
      <text:p text:style-name="P7">| id | booking_id | age | first_name | last_name <text:s text:c="2"/>| </text:p>
      <text:p text:style-name="P7">+----+------------+-----+------------+-------------+ </text:p>
      <text:p text:style-name="P7">| <text:s/>1 | <text:s text:c="9"/>1 | <text:s/>20 | Spongebob <text:s/>| Squarepants | </text:p>
      <text:p text:style-name="P7">| <text:s/>2 | <text:s text:c="9"/>1 | <text:s/>20 | Spongebob <text:s/>| Squarepants | </text:p>
      <text:p text:style-name="P7">| <text:s/>3 | <text:s text:c="9"/>1 | <text:s/>20 | Spongebob <text:s/>| Squarepants | </text:p>
      <text:p text:style-name="P7">+----+------------+-----+------------+-------------+ </text:p>
      <text:p text:style-name="P7">3 rows in set (0.00 sec) </text:p>
      <text:p text:style-name="P7"/>
      <text:p text:style-name="P7">mysql&gt; call add_payment_details(@booking_number, 'Bob Sponge', 1, 8, 2013, '1234567890'); </text:p>
      <text:p text:style-name="P7">Query OK, 1 row affected (0.01 sec) </text:p>
      <text:p text:style-name="P7">mysql&gt; select * from ba_payment; </text:p>
      <text:p text:style-name="P7">+----+------------+--------+------------------+---------------------+--------------------------+-------------------------+--------------------+-----------+ </text:p>
      <text:p text:style-name="P7">| id | booking_id | amount | credit_card_name | credit_card_type_id | credit_card_expiry_month | credit_card_expiry_year | credit_card_number | confirmed | </text:p>
      <text:p text:style-name="P7">+----+------------+--------+------------------+---------------------+--------------------------+-------------------------+--------------------+-----------+ </text:p>
      <text:p text:style-name="P7">| <text:s/>1 | <text:s text:c="9"/>1 | <text:s text:c="4"/>17 | Bob Sponge <text:s text:c="6"/>| <text:s text:c="18"/>1 | <text:s text:c="23"/>8 | <text:s text:c="19"/>2013 | 1234567890 <text:s text:c="8"/>| <text:s text:c="8"/>0 | </text:p>
      <text:p text:style-name="P7">+----+------------+--------+------------------+---------------------+--------------------------<text:soft-page-break/>+-------------------------+--------------------+-----------+ </text:p>
      <text:p text:style-name="P7">1 row in set (0.00 sec) </text:p>
      <text:p text:style-name="P7"/>
      <text:p text:style-name="P7">mysql&gt; call confirm_booking(@booking_number); </text:p>
      <text:p text:style-name="P7">Query OK, 1 row affected (0.03 sec) </text:p>
      <text:p text:style-name="P7"/>
      <text:p text:style-name="P7">mysql&gt; select * from ba_ticket; </text:p>
      <text:p text:style-name="P7">+----+-----------+-------------+--------------+ </text:p>
      <text:p text:style-name="P7">| id | flight_id | seat_number | passenger_id | </text:p>
      <text:p text:style-name="P7">+----+-----------+-------------+--------------+ </text:p>
      <text:p text:style-name="P7">| <text:s/>1 | <text:s text:c="8"/>1 | <text:s text:c="10"/>1 | <text:s text:c="11"/>1 | </text:p>
      <text:p text:style-name="P7">| <text:s/>2 | <text:s text:c="8"/>1 | <text:s text:c="10"/>2 | <text:s text:c="11"/>2 | </text:p>
      <text:p text:style-name="P7">| <text:s/>3 | <text:s text:c="8"/>1 | <text:s text:c="10"/>3 | <text:s text:c="11"/>3 | </text:p>
      <text:p text:style-name="P7">+----+-----------+-------------+--------------+ </text:p>
      <text:p text:style-name="P18">3 rows in set (0.00 sec) </text:p>
      <text:h text:style-name="P31" text:outline-level="2"/>
      <text:h text:style-name="P33" text:outline-level="2">Answer to 5)</text:h>
      <text:p text:style-name="P1">The booking is not visible. This is because the booking has not been committed and has therefore not been written to disc.</text:p>
      <text:p text:style-name="P1">If we try to modify the booking from session B the session will wait for session A to commit before the modify can take place. This is because InnoDB executes a row-level lock on the table when the booking takes place. This locks only the row with the id that was added in session A.</text:p>
      <text:p text:style-name="P1">The row-level lock can also be noticed if we instead of modifying the booking try to add a new booking. The booking will go through but will have the value 2 as id since id value 1 has been locked.</text:p>
      <text:h text:style-name="Heading_20_2" text:outline-level="2">Answer to 6)</text:h>
      <text:p text:style-name="Text_20_body">There will be very little interleaving due to the long parts of work being done inside the procedures and you are unable to wait with taking locks until you really need them. There will however be interleaving between the procedures reserve and add_passengers and add_passengers and add_payment_details.</text:p>
      <text:p text:style-name="Text_20_body">The examples contains the two transactions 1 and 2. Transaction 1 is the dark gray and the interleaving parts are marked in light gray.</text:p>
      <text:p text:style-name="P10">start transaction;</text:p>
      <text:p text:style-name="P10">lock tables ba_booking write,</text:p>
      <text:p text:style-name="P10"><text:tab/><text:tab/><text:tab/>ba_ticket as t read,</text:p>
      <text:p text:style-name="P10"><text:tab/><text:tab/><text:tab/>ba_flight as f read;</text:p>
      <text:p text:style-name="P10">call reserve(@flight1, @no_pass35, @book_num1);</text:p>
      <text:p text:style-name="P10">unlock tables;</text:p>
      <text:p text:style-name="P5"/>
      <text:p text:style-name="P11">start transaction;</text:p>
      <text:p text:style-name="P11">lock tables ba_booking write,</text:p>
      <text:p text:style-name="P11"><text:tab/><text:tab/><text:tab/>ba_ticket as t read,</text:p>
      <text:p text:style-name="P11"><text:tab/><text:tab/><text:tab/>ba_flight as f read;</text:p>
      <text:p text:style-name="P11">call reserve(@flight1, @no_pass29, @book_num2);</text:p>
      <text:p text:style-name="P11">unlock tables;</text:p>
      <text:p text:style-name="P12"/>
      <text:p text:style-name="P13">lock tables ba_contact write,</text:p>
      <text:p text:style-name="P13"><text:tab/><text:tab/><text:tab/>ba_passenger write;</text:p>
      <text:p text:style-name="P13">call add_passengers(@contact1, @book_num1, @phone1, @mail1);</text:p>
      <text:p text:style-name="P13">unlock tables;</text:p>
      <text:p text:style-name="P13"/>
      <text:p text:style-name="P14">lock tables ba_contact write,</text:p>
      <text:p text:style-name="P14"><text:tab/><text:tab/><text:tab/>ba_passenger write;</text:p>
      <text:p text:style-name="P14">call add_passengers(@contact2, @book_num2, @phone2, @mail2);</text:p>
      <text:p text:style-name="P14">unlock tables;</text:p>
      <text:p text:style-name="P14"/>
      <text:p text:style-name="P15">lock tables ba_booking as b read,</text:p>
      <text:p text:style-name="P15"><text:tab/><text:tab/><text:tab/>ba_flight as f read,</text:p>
      <text:p text:style-name="P15"><text:tab/><text:tab/><text:tab/>ba_payment write,</text:p>
      <text:p text:style-name="P15"><text:tab/><text:tab/><text:tab/>ba_route as r read,</text:p>
      <text:p text:style-name="P15"><text:tab/><text:tab/><text:tab/>ba_ticket as t read,</text:p>
      <text:p text:style-name="P15"><text:tab/><text:tab/><text:tab/>ba_weekday as wd read,</text:p>
      <text:p text:style-name="P15"><text:tab/><text:tab/><text:tab/>ba_weekly_flight as wf read;</text:p>
      <text:p text:style-name="P15"><text:soft-page-break/>call add_payment_details(@book_num1, @card_holder1, @card_issuer1, @card_month1, @card_year1, @card_num1);</text:p>
      <text:p text:style-name="P15">unlock tables;</text:p>
      <text:p text:style-name="P15"/>
      <text:p text:style-name="P3">lock tables ba_booking as b read,</text:p>
      <text:p text:style-name="P3"><text:tab/><text:tab/><text:tab/>ba_flight as f read,</text:p>
      <text:p text:style-name="P3"><text:tab/><text:tab/><text:tab/>ba_payment write,</text:p>
      <text:p text:style-name="P3"><text:tab/><text:tab/><text:tab/>ba_route as r read,</text:p>
      <text:p text:style-name="P3"><text:tab/><text:tab/><text:tab/>ba_ticket as t read,</text:p>
      <text:p text:style-name="P3"><text:tab/><text:tab/><text:tab/>ba_weekday as wd read,</text:p>
      <text:p text:style-name="P3"><text:tab/><text:tab/><text:tab/>ba_weekly_flight as wf read;</text:p>
      <text:p text:style-name="P16">call add_payment_details(@book_num2, @card_holder2, @card_issuer2, @card_month2, @card_year2, @card_num2);</text:p>
      <text:p text:style-name="P3">unlock tables;</text:p>
      <text:p text:style-name="P4"/>
      <text:p text:style-name="P4">start transaction;</text:p>
      <text:p text:style-name="P4">lock tables ba_booking write,</text:p>
      <text:p text:style-name="P4"><text:tab/><text:tab/><text:tab/>ba_booking as b read,</text:p>
      <text:p text:style-name="P4"><text:tab/><text:tab/><text:tab/>ba_contact write,</text:p>
      <text:p text:style-name="P4"><text:tab/><text:tab/><text:tab/>ba_flight as f read,</text:p>
      <text:p text:style-name="P4"><text:tab/><text:tab/><text:tab/>ba_passenger write,</text:p>
      <text:p text:style-name="P4"><text:tab/><text:tab/><text:tab/>ba_passenger as ps write,</text:p>
      <text:p text:style-name="P4"><text:tab/><text:tab/><text:tab/>ba_payment write,</text:p>
      <text:p text:style-name="P4"><text:tab/><text:tab/><text:tab/>ba_payment as p write,</text:p>
      <text:p text:style-name="P4"><text:tab/><text:tab/><text:tab/>ba_route as r read,</text:p>
      <text:p text:style-name="P4"><text:tab/><text:tab/><text:tab/>ba_ticket write,</text:p>
      <text:p text:style-name="P4"><text:tab/><text:tab/><text:tab/>ba_ticket as t read,</text:p>
      <text:p text:style-name="P4"><text:tab/><text:tab/><text:tab/>ba_weekday as wd read,</text:p>
      <text:p text:style-name="P4"><text:tab/><text:tab/><text:tab/>ba_weekly_flight as wf read;</text:p>
      <text:p text:style-name="P4">call confirm_booking(@book_num1);</text:p>
      <text:p text:style-name="P4">commit;</text:p>
      <text:p text:style-name="P4">unlock tables;</text:p>
      <text:p text:style-name="P3"/>
      <text:p text:style-name="P17">start transaction;</text:p>
      <text:p text:style-name="P17">lock tables ba_booking write,</text:p>
      <text:p text:style-name="P17"><text:tab/><text:tab/><text:tab/>ba_booking as b read,</text:p>
      <text:p text:style-name="P17"><text:tab/><text:tab/><text:tab/>ba_contact write,</text:p>
      <text:p text:style-name="P17"><text:tab/><text:tab/><text:tab/>ba_flight as f read,</text:p>
      <text:p text:style-name="P17"><text:tab/><text:tab/><text:tab/>ba_passenger write,</text:p>
      <text:p text:style-name="P17"><text:tab/><text:tab/><text:tab/>ba_passenger as ps write,</text:p>
      <text:p text:style-name="P17"><text:tab/><text:tab/><text:tab/>ba_payment write,</text:p>
      <text:p text:style-name="P17"><text:tab/><text:tab/><text:tab/>ba_payment as p write,</text:p>
      <text:p text:style-name="P17"><text:tab/><text:tab/><text:tab/>ba_route as r read,</text:p>
      <text:p text:style-name="P17"><text:tab/><text:tab/><text:tab/>ba_ticket write,</text:p>
      <text:p text:style-name="P17"><text:tab/><text:tab/><text:tab/>ba_ticket as t read,</text:p>
      <text:p text:style-name="P17"><text:tab/><text:tab/><text:tab/>ba_weekday as wd read,</text:p>
      <text:p text:style-name="P17"><text:tab/><text:tab/><text:tab/>ba_weekly_flight as wf read;</text:p>
      <text:p text:style-name="P17">call confirm_booking(@book_num2);</text:p>
      <text:p text:style-name="P17">rollback;</text:p>
      <text:p text:style-name="P17">unlock tabl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Ubuntu Mono" svg:font-family="'Ubuntu Mono'"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0402in" fo:margin-left="0in" fo:margin-right="0in" fo:margin-bottom="0in" style:dynamic-spacing="false"/>
      </style:header-style>
      <style:footer-style/>
    </style:page-layout>
  </office:automatic-styles>
  <office:master-styles>
    <style:master-page style:name="Standard" style:page-layout-name="Mpm1">
      <style:header>
        <text:p text:style-name="Header">Filip Källström filka786 <text:s text:c="2"/>Emil Lindberg emili903 TDDD37 Projec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lip Källström</meta:initial-creator>
    <meta:creation-date>2012-10-16T13:51:07.28</meta:creation-date>
    <dc:date>2012-10-16T16:11:38</dc:date>
    <meta:editing-duration>PT1H2M14S</meta:editing-duration>
    <meta:editing-cycles>7</meta:editing-cycles>
    <meta:generator>LibreOffice/3.5$Linux_X86_64 LibreOffice_project/350m1$Build-2</meta:generator>
    <meta:document-statistic meta:table-count="0" meta:image-count="0" meta:object-count="0" meta:page-count="6" meta:paragraph-count="195" meta:word-count="1598" meta:character-count="10375" meta:non-whitespace-character-count="7912"/>
  </office:meta>
</office:document-meta>
</file>